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05d" officeooo:paragraph-rsid="0001d05d"/>
    </style:style>
    <style:style style:name="P2" style:family="paragraph" style:parent-style-name="Standard">
      <style:text-properties officeooo:rsid="0001d05d" officeooo:paragraph-rsid="0002920a"/>
    </style:style>
    <style:style style:name="P3" style:family="paragraph" style:parent-style-name="Standard">
      <style:text-properties officeooo:rsid="0002920a" officeooo:paragraph-rsid="0002920a"/>
    </style:style>
    <style:style style:name="P4" style:family="paragraph" style:parent-style-name="Standard">
      <style:text-properties officeooo:rsid="000447d7" officeooo:paragraph-rsid="000447d7"/>
    </style:style>
    <style:style style:name="P5" style:family="paragraph" style:parent-style-name="Standard">
      <style:text-properties officeooo:rsid="0005c56b" officeooo:paragraph-rsid="0005c56b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447d7" officeooo:paragraph-rsid="000447d7"/>
    </style:style>
    <style:style style:name="T1" style:family="text">
      <style:text-properties officeooo:rsid="00035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graf description → training</text:p>
      <text:p text:style-name="P1"/>
      <text:p text:style-name="P2">tf.Graph</text:p>
      <text:p text:style-name="P3">constant, get_variable, layer</text:p>
      <text:p text:style-name="P3"/>
      <text:p text:style-name="P3">tf.Session</text:p>
      <text:p text:style-name="P3">session.run(outputs,input<text:span text:style-name="T1">+values</text:span>) → selecting variables, any nodess in the graph</text:p>
      <text:p text:style-name="P3"/>
      <text:p text:style-name="P4">see numpy_entrophy.py </text:p>
      <text:p text:style-name="P6"/>
      <text:p text:style-name="P4"/>
      <text:p text:style-name="P5">use virtual envinronment in python3</text:p>
      <text:p text:style-name="P5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8:05:34.702206351</meta:creation-date>
    <dc:date>2018-02-26T18:46:28.347196928</dc:date>
    <meta:editing-duration>PT30M41S</meta:editing-duration>
    <meta:editing-cycles>6</meta:editing-cycles>
    <meta:generator>LibreOffice/6.0.1.1$Linux_X86_64 LibreOffice_project/495c3e00b55e5e4e1259251ce74f1b4b6fa02ffa</meta:generator>
    <meta:document-statistic meta:table-count="0" meta:image-count="0" meta:object-count="0" meta:page-count="1" meta:paragraph-count="7" meta:word-count="25" meta:character-count="211" meta:non-whitespace-character-count="192"/>
  </office:meta>
</office:document-meta>
</file>